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5cee" officeooo:paragraph-rsid="00035cee"/>
    </style:style>
    <style:style style:name="P2" style:family="paragraph" style:parent-style-name="Standard" style:list-style-name="L1">
      <style:text-properties officeooo:rsid="0004c72d" officeooo:paragraph-rsid="0004c72d"/>
    </style:style>
    <style:style style:name="P3" style:family="paragraph" style:parent-style-name="Standard">
      <style:text-properties officeooo:rsid="0004c72d" officeooo:paragraph-rsid="0004c72d"/>
    </style:style>
    <style:style style:name="P4" style:family="paragraph" style:parent-style-name="Standard" style:list-style-name="L1">
      <style:text-properties officeooo:rsid="00066655" officeooo:paragraph-rsid="00066655"/>
    </style:style>
    <style:style style:name="P5" style:family="paragraph" style:parent-style-name="Standard">
      <style:text-properties officeooo:rsid="00066655" officeooo:paragraph-rsid="00066655"/>
    </style:style>
    <style:style style:name="T1" style:family="text">
      <style:text-properties officeooo:rsid="00066655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rocomputer Design</text:p>
      <text:p text:style-name="P1"/>
      <text:p text:style-name="P1">Chandler Griscom</text:p>
      <text:p text:style-name="P1"/>
      <text:p text:style-name="P1">18Jan2016</text:p>
      <text:p text:style-name="P1"/>
      <text:p text:style-name="P1">Design Report #1</text:p>
      <text:p text:style-name="P1"/>
      <text:p text:style-name="P1"/>
      <text:p text:style-name="P1"/>
      <text:list xml:id="list5930681859719049335" text:style-name="L1">
        <text:list-item>
          <text:p text:style-name="P2">Time</text:p>
          <text:list>
            <text:list-item>
              <text:p text:style-name="P2">Christmas Break – 3 Hours</text:p>
            </text:list-item>
            <text:list-item>
              <text:p text:style-name="P2">Week 1 – 6 Hours</text:p>
            </text:list-item>
            <text:list-item>
              <text:p text:style-name="P2">Week 2 – 1 Hour</text:p>
            </text:list-item>
          </text:list>
        </text:list-item>
      </text:list>
      <text:p text:style-name="P3"/>
      <text:list xml:id="list133652211873195" text:continue-numbering="true" text:style-name="L1">
        <text:list-item>
          <text:p text:style-name="P2">Accomplishments</text:p>
          <text:list>
            <text:list-item>
              <text:p text:style-name="P2">Ordered CPLD, processor, ZIF and PLCC sockets from eBay</text:p>
            </text:list-item>
            <text:list-item>
              <text:p text:style-name="P2">Selected all major components and put them into Digikey/Mouser carts</text:p>
            </text:list-item>
            <text:list-item>
              <text:p text:style-name="P2">Made major design decisions and preliminary schematic (emailed)</text:p>
            </text:list-item>
          </text:list>
        </text:list-item>
      </text:list>
      <text:p text:style-name="P3"/>
      <text:list xml:id="list133653711500711" text:continue-numbering="true" text:style-name="L1">
        <text:list-item>
          <text:p text:style-name="P2">Planned Work</text:p>
          <text:list>
            <text:list-item>
              <text:p text:style-name="P2">Order all parts <text:span text:style-name="T1">by Friday</text:span></text:p>
            </text:list-item>
            <text:list-item>
              <text:p text:style-name="P4">Begin drawing component footprints in PCBArtist</text:p>
            </text:list-item>
          </text:list>
        </text:list-item>
      </text:list>
      <text:p text:style-name="P5"/>
      <text:list xml:id="list133652864952796" text:continue-numbering="true" text:style-name="L1">
        <text:list-item>
          <text:p text:style-name="P4">Project Completion</text:p>
          <text:list>
            <text:list-item>
              <text:p text:style-name="P4">Hardware: 10%</text:p>
            </text:list-item>
            <text:list-item>
              <text:p text:style-name="P4">Software: 0%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3:28:34.751209875</meta:creation-date>
    <dc:date>2017-01-18T13:36:51.790798248</dc:date>
    <meta:editing-duration>PT8M14S</meta:editing-duration>
    <meta:editing-cycles>5</meta:editing-cycles>
    <meta:generator>LibreOffice/5.0.5.2$Linux_X86_64 LibreOffice_project/00m0$Build-2</meta:generator>
    <meta:document-statistic meta:table-count="0" meta:image-count="0" meta:object-count="0" meta:page-count="1" meta:paragraph-count="18" meta:word-count="82" meta:character-count="481" meta:non-whitespace-character-count="428"/>
  </office:meta>
</office:document-meta>
</file>